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26991852746642310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40300390391206816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5050155237606351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51602569954023046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1741341660215575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330106529030489457"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77186137066084107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53709962142204654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537631" text:continue-list="list277186137066084107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41653287770466250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3772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52591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518478"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52513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54259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3802410574583040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7532947182606712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64209648561643219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52136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5710298257042898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5756595713826602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792365344844798520" text:style-name="L15">
        <text:list-item>
          <text:list>
            <text:list-header>
              <text:p text:style-name="P183">1.5 miles averaging about 9:40/mile and rest 1 min</text:p>
            </text:list-header>
          </text:list>
        </text:list-item>
      </text:list>
      <text:p text:style-name="P24">1 mile in 8:26 and rest 2 min</text:p>
      <text:list xml:id="list224702375807610225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5040645050369254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53708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37097996170435017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65319928639944362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0921691411874131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515500" text:continue-list="list8653199286399443620" text:style-name="L19">
        <text:list-item>
          <text:list>
            <text:list-header>
              <text:p text:style-name="P187">(Pace*HR)=1240</text:p>
            </text:list-header>
          </text:list>
        </text:list-item>
      </text:list>
      <text:list xml:id="list35516379" text:continue-list="list8370979961704350172" text:style-name="L18">
        <text:list-item>
          <text:list>
            <text:list-header>
              <text:p text:style-name="P186">2 miles at 10:46/mile Ave HR= 121 bpm and rest a few minutes</text:p>
            </text:list-header>
          </text:list>
        </text:list-item>
      </text:list>
      <text:list xml:id="list35519797" text:continue-list="list3551550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54032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16527713432265876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24625145322908410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88591498861506056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23811722866493019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22778868940184973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29381227412601872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518114"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4681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11443684186567158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38351956567040727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9801436500774178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8975131569406975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10573660529790537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28148492781134763" text:style-name="L32">
        <text:list-item>
          <text:list>
            <text:list-header>
              <text:p text:style-name="P197">0.25 miles in 2:54</text:p>
              <text:p text:style-name="P197">1 mile in 9:21 going faster as I ran and ending at around 8:30 pace</text:p>
            </text:list-header>
          </text:list>
        </text:list-item>
      </text:list>
      <text:list xml:id="list889323257093410706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53441274628423466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40160183378538626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6152489495491522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83598567538402599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6843696873976778536"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313738550107655519"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5T15:27:19.10</dc:date>
    <dc:creator>James Lombardi</dc:creator>
    <meta:editing-duration>P28DT21H19M39S</meta:editing-duration>
    <meta:editing-cycles>2131</meta:editing-cycles>
    <meta:generator>OpenOffice/4.1.2$Win32 OpenOffice.org_project/412m3$Build-9782</meta:generator>
    <meta:document-statistic meta:table-count="0" meta:image-count="9" meta:object-count="0" meta:page-count="211" meta:paragraph-count="6162" meta:word-count="66645" meta:character-count="341267"/>
  </office:meta>
</office:document-meta>
</file>